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 style:list-style-name="L1">
      <style:paragraph-properties style:writing-mode="lr-tb"/>
    </style:style>
    <style:style style:name="P4" style:family="paragraph" style:parent-style-name="Preformatted_20_Text">
      <style:paragraph-properties fo:margin-top="0in" fo:margin-bottom="0.1965in" style:writing-mode="lr-tb"/>
    </style:style>
    <style:style style:name="P5" style:family="paragraph" style:parent-style-name="Preformatted_20_Text" style:list-style-name="L1">
      <style:paragraph-properties fo:margin-top="0in" fo:margin-bottom="0.1965in" style:writing-mode="lr-tb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76220841466226654" text:style-name="L1">
        <text:list-item>
          <text:p text:style-name="P6"><text:span text:style-name="Strong_20_Emphasis">Introduction to AsyncStorage</text:span></text:p>
          <text:list>
            <text:list-item>
              <text:p text:style-name="P6"><text:span text:style-name="Strong_20_Emphasis">What is AsyncStorage?</text:span> AsyncStorage is an unencrypted, asynchronous, persistent, key-value storage system that is global to the app. It is used to persist data offline in React Native apps.</text:p>
            </text:list-item>
            <text:list-item>
              <text:p text:style-name="P6"><text:span text:style-name="Strong_20_Emphasis">Use Cases:</text:span></text:p>
              <text:list>
                <text:list-item>
                  <text:p text:style-name="P7">Storing user preferences.</text:p>
                </text:list-item>
                <text:list-item>
                  <text:p text:style-name="P7">Caching data for offline use.</text:p>
                </text:list-item>
                <text:list-item>
                  <text:p text:style-name="P7">Persisting state across app sessions.</text:p>
                </text:list-item>
              </text:list>
            </text:list-item>
            <text:list-item>
              <text:p text:style-name="P6"><text:span text:style-name="Strong_20_Emphasis">Comparison with Other Options:</text:span></text:p>
              <text:list>
                <text:list-item>
                  <text:p text:style-name="P7"><text:span text:style-name="Strong_20_Emphasis">Redux Persist</text:span>: Used for persisting Redux store data.</text:p>
                </text:list-item>
                <text:list-item>
                  <text:p text:style-name="P7"><text:span text:style-name="Strong_20_Emphasis">SQLite</text:span>: Provides a relational database but is more complex to set up and use.</text:p>
                </text:list-item>
              </text:list>
            </text:list-item>
          </text:list>
        </text:list-item>
        <text:list-item>
          <text:p text:style-name="P6"><text:span text:style-name="Strong_20_Emphasis">Setting Up AsyncStorage</text:span></text:p>
          <text:list>
            <text:list-item>
              <text:p text:style-name="P6"><text:span text:style-name="Strong_20_Emphasis">Installing AsyncStorage:</text:span></text:p>
              <text:p text:style-name="P1"/>
              <text:p text:style-name="P5"><text:span text:style-name="Source_20_Text">npm install @react-native-async-storage/async-storage</text:span></text:p>
            </text:list-item>
            <text:list-item>
              <text:p text:style-name="P6"><text:span text:style-name="Strong_20_Emphasis">Importing AsyncStorage:</text:span></text:p>
              <text:p text:style-name="P1"/>
              <text:p text:style-name="P1"/>
              <text:p text:style-name="P5"><text:span text:style-name="Source_20_Text">import AsyncStorage from '@react-native-async-storage/async-storage';</text:span></text:p>
            </text:list-item>
          </text:list>
        </text:list-item>
        <text:list-item>
          <text:p text:style-name="P6"><text:span text:style-name="Strong_20_Emphasis">Basic Operations with AsyncStorage </text:span></text:p>
          <text:list>
            <text:list-item>
              <text:p text:style-name="P6"><text:span text:style-name="Strong_20_Emphasis">Storing Data:</text:span></text:p>
              <text:p text:style-name="P1"/>
              <text:p text:style-name="P3"><text:span text:style-name="Source_20_Text">const storeData = async (value) =&gt; {</text:span></text:p>
              <text:p text:style-name="P3"><text:span text:style-name="Source_20_Text"><text:s text:c="2"/>try {</text:span></text:p>
              <text:p text:style-name="P3"><text:span text:style-name="Source_20_Text"><text:s text:c="4"/>await AsyncStorage.setItem('@storage_Key', value);</text:span></text:p>
              <text:p text:style-name="P3"><text:span text:style-name="Source_20_Text"><text:s text:c="2"/>} catch (e) {</text:span></text:p>
              <text:p text:style-name="P3"><text:span text:style-name="Source_20_Text"><text:s text:c="4"/>// saving error</text:span></text:p>
              <text:p text:style-name="P3"><text:span text:style-name="Source_20_Text"><text:s text:c="2"/>}</text:span></text:p>
              <text:p text:style-name="P5"><text:span text:style-name="Source_20_Text">}</text:span></text:p>
            </text:list-item>
            <text:list-item>
              <text:p text:style-name="P6"><text:span text:style-name="Strong_20_Emphasis">Retrieving Data:</text:span></text:p>
              <text:p text:style-name="P1"/>
              <text:p text:style-name="P3"><text:span text:style-name="Source_20_Text">const getData = async () =&gt; {</text:span></text:p>
              <text:p text:style-name="P3"><text:span text:style-name="Source_20_Text"><text:s text:c="2"/>try {</text:span></text:p>
              <text:p text:style-name="P3"><text:span text:style-name="Source_20_Text"><text:s text:c="4"/>const value = await AsyncStorage.getItem('@storage_Key');</text:span></text:p>
              <text:p text:style-name="P3"><text:span text:style-name="Source_20_Text"><text:s text:c="4"/>if(value !== null) {</text:span></text:p>
              <text:p text:style-name="P3"><text:span text:style-name="Source_20_Text"><text:s text:c="6"/>// value previously stored</text:span></text:p>
              <text:p text:style-name="P3"><text:span text:style-name="Source_20_Text"><text:s text:c="4"/>}</text:span></text:p>
              <text:p text:style-name="P3"><text:span text:style-name="Source_20_Text"><text:s text:c="2"/>} catch(e) {</text:span></text:p>
              <text:p text:style-name="P3"><text:span text:style-name="Source_20_Text"><text:s text:c="4"/>// error reading value</text:span></text:p>
              <text:p text:style-name="P3"><text:span text:style-name="Source_20_Text"><text:s text:c="2"/>}</text:span></text:p>
              <text:p text:style-name="P5"><text:span text:style-name="Source_20_Text">}</text:span></text:p>
            </text:list-item>
            <text:list-item>
              <text:p text:style-name="P6"><text:span text:style-name="Strong_20_Emphasis">Removing Data:</text:span></text:p>
              <text:p text:style-name="P1">javascript</text:p>
              <text:p text:style-name="P1"><text:soft-page-break/>Copy code</text:p>
              <text:p text:style-name="P3"><text:span text:style-name="Source_20_Text">const removeData = async () =&gt; {</text:span></text:p>
              <text:p text:style-name="P3"><text:span text:style-name="Source_20_Text"><text:s text:c="2"/>try {</text:span></text:p>
              <text:p text:style-name="P3"><text:span text:style-name="Source_20_Text"><text:s text:c="4"/>await AsyncStorage.removeItem('@storage_Key');</text:span></text:p>
              <text:p text:style-name="P3"><text:span text:style-name="Source_20_Text"><text:s text:c="2"/>} catch(e) {</text:span></text:p>
              <text:p text:style-name="P3"><text:span text:style-name="Source_20_Text"><text:s text:c="4"/>// error removing value</text:span></text:p>
              <text:p text:style-name="P3"><text:span text:style-name="Source_20_Text"><text:s text:c="2"/>}</text:span></text:p>
              <text:p text:style-name="P5"><text:span text:style-name="Source_20_Text">}</text:span></text:p>
            </text:list-item>
            <text:list-item>
              <text:p text:style-name="P6"><text:span text:style-name="Strong_20_Emphasis">Clearing All Data:</text:span></text:p>
              <text:p text:style-name="P1">javascript</text:p>
              <text:p text:style-name="P1">Copy code</text:p>
              <text:p text:style-name="P3"><text:span text:style-name="Source_20_Text">const clearAll = async () =&gt; {</text:span></text:p>
              <text:p text:style-name="P3"><text:span text:style-name="Source_20_Text"><text:s text:c="2"/>try {</text:span></text:p>
              <text:p text:style-name="P3"><text:span text:style-name="Source_20_Text"><text:s text:c="4"/>await AsyncStorage.clear();</text:span></text:p>
              <text:p text:style-name="P3"><text:span text:style-name="Source_20_Text"><text:s text:c="2"/>} catch(e) {</text:span></text:p>
              <text:p text:style-name="P3"><text:span text:style-name="Source_20_Text"><text:s text:c="4"/>// clear error</text:span></text:p>
              <text:p text:style-name="P3"><text:span text:style-name="Source_20_Text"><text:s text:c="2"/>}</text:span></text:p>
              <text:p text:style-name="P5"><text:span text:style-name="Source_20_Text">}</text:span></text:p>
            </text:list-item>
          </text:list>
        </text:list-item>
        <text:list-item>
          <text:p text:style-name="P6"><text:span text:style-name="Strong_20_Emphasis">Working with JSON Data</text:span></text:p>
          <text:list>
            <text:list-item>
              <text:p text:style-name="P6"><text:span text:style-name="Strong_20_Emphasis">Storing Complex Objects:</text:span></text:p>
              <text:p text:style-name="P1"/>
              <text:p text:style-name="P3"><text:span text:style-name="Source_20_Text">const storeObject = async (value) =&gt; {</text:span></text:p>
              <text:p text:style-name="P3"><text:span text:style-name="Source_20_Text"><text:s text:c="2"/>try {</text:span></text:p>
              <text:p text:style-name="P3"><text:span text:style-name="Source_20_Text"><text:s text:c="4"/>const jsonValue = JSON.stringify(value);</text:span></text:p>
              <text:p text:style-name="P3"><text:span text:style-name="Source_20_Text"><text:s text:c="4"/>await AsyncStorage.setItem('@storage_Key', jsonValue);</text:span></text:p>
              <text:p text:style-name="P3"><text:span text:style-name="Source_20_Text"><text:s text:c="2"/>} catch (e) {</text:span></text:p>
              <text:p text:style-name="P3"><text:span text:style-name="Source_20_Text"><text:s text:c="4"/>// saving error</text:span></text:p>
              <text:p text:style-name="P3"><text:span text:style-name="Source_20_Text"><text:s text:c="2"/>}</text:span></text:p>
              <text:p text:style-name="P5"><text:span text:style-name="Source_20_Text">}</text:span></text:p>
            </text:list-item>
            <text:list-item>
              <text:p text:style-name="P6"><text:span text:style-name="Strong_20_Emphasis">Retrieving Complex Objects:</text:span></text:p>
              <text:p text:style-name="P1"/>
              <text:p text:style-name="P3"><text:span text:style-name="Source_20_Text">const getObject = async () =&gt; {</text:span></text:p>
              <text:p text:style-name="P3"><text:span text:style-name="Source_20_Text"><text:s text:c="2"/>try {</text:span></text:p>
              <text:p text:style-name="P3"><text:span text:style-name="Source_20_Text"><text:s text:c="4"/>const jsonValue = await AsyncStorage.getItem('@storage_Key');</text:span></text:p>
              <text:p text:style-name="P3"><text:span text:style-name="Source_20_Text"><text:s text:c="4"/>return jsonValue != null ? JSON.parse(jsonValue) : null;</text:span></text:p>
              <text:p text:style-name="P3"><text:span text:style-name="Source_20_Text"><text:s text:c="2"/>} catch(e) {</text:span></text:p>
              <text:p text:style-name="P3"><text:span text:style-name="Source_20_Text"><text:s text:c="4"/>// error reading value</text:span></text:p>
              <text:p text:style-name="P3"><text:span text:style-name="Source_20_Text"><text:s text:c="2"/>}</text:span></text:p>
              <text:p text:style-name="P5"><text:span text:style-name="Source_20_Text">}</text:span></text:p>
            </text:list-item>
          </text:list>
        </text:list-item>
        <text:list-item>
          <text:p text:style-name="P6"><text:span text:style-name="Strong_20_Emphasis">Handling Errors and Performance Considerations </text:span></text:p>
          <text:list>
            <text:list-item>
              <text:p text:style-name="P6"><text:span text:style-name="Strong_20_Emphasis">Error Handling:</text:span></text:p>
              <text:list>
                <text:list-item>
                  <text:p text:style-name="P7">Use try-catch blocks to handle errors in async operations.</text:p>
                </text:list-item>
                <text:list-item>
                  <text:p text:style-name="P7">Log errors for debugging.</text:p>
                </text:list-item>
              </text:list>
            </text:list-item>
            <text:list-item>
              <text:p text:style-name="P6"><text:span text:style-name="Strong_20_Emphasis">Performance Optimization:</text:span></text:p>
              <text:list>
                <text:list-item>
                  <text:p text:style-name="P7">Avoid storing large amounts of data.</text:p>
                </text:list-item>
                <text:list-item>
                  <text:p text:style-name="P7">Use JSON.stringify and JSON.parse efficiently.</text:p>
                </text:list-item>
              </text:list>
            </text:list-item>
          </text:list>
        </text:list-item>
        <text:list-item>
          <text:p text:style-name="P6"><text:span text:style-name="Strong_20_Emphasis">Practical Exercise </text:span></text:p>
          <text:list>
            <text:list-item>
              <text:p text:style-name="P7"><text:soft-page-break/><text:span text:style-name="Strong_20_Emphasis">To-Do List App:</text:span></text:p>
              <text:list>
                <text:list-item>
                  <text:p text:style-name="P7">Create a simple to-do list app where tasks are stored persistently using AsyncStorage.</text:p>
                </text:list-item>
                <text:list-item>
                  <text:p text:style-name="P7">Users can add, retrieve, and remove tasks.</text:p>
                </text:list-item>
                <text:list-item>
                  <text:p text:style-name="P6">Demonstrate storing tasks as a JSON array.</text:p>
                </text:list-item>
              </text:list>
            </text:list-item>
          </text:list>
        </text:list-item>
      </text:list>
      <text:h text:style-name="Heading_20_4" text:outline-level="4"><text:span text:style-name="Strong_20_Emphasis">Sample Code for To-Do List App:</text:span></text:h>
      <text:p text:style-name="Preformatted_20_Text"/>
      <text:p text:style-name="P2"><text:span text:style-name="Source_20_Text">import React, { useState, useEffect } from 'react';</text:span></text:p>
      <text:p text:style-name="P2"><text:span text:style-name="Source_20_Text">import { View, TextInput, Button, FlatList, Text } from 'react-native';</text:span></text:p>
      <text:p text:style-name="P2"><text:span text:style-name="Source_20_Text">import AsyncStorage from '@react-native-async-storage/async-storage';</text:span></text:p>
      <text:p text:style-name="P2"/>
      <text:p text:style-name="P2"><text:span text:style-name="Source_20_Text">const App = () =&gt; {</text:span></text:p>
      <text:p text:style-name="P2"><text:span text:style-name="Source_20_Text"><text:s text:c="2"/>const [task, setTask] = useState('');</text:span></text:p>
      <text:p text:style-name="P2"><text:span text:style-name="Source_20_Text"><text:s text:c="2"/>const [tasks, setTasks] = useState([]);</text:span></text:p>
      <text:p text:style-name="P2"/>
      <text:p text:style-name="P2"><text:span text:style-name="Source_20_Text"><text:s text:c="2"/>useEffect(() =&gt; {</text:span></text:p>
      <text:p text:style-name="P2"><text:span text:style-name="Source_20_Text"><text:s text:c="4"/>loadTasks();</text:span></text:p>
      <text:p text:style-name="P2"><text:span text:style-name="Source_20_Text"><text:s text:c="2"/>}, []);</text:span></text:p>
      <text:p text:style-name="P2"/>
      <text:p text:style-name="P2"><text:span text:style-name="Source_20_Text"><text:s text:c="2"/>const storeTask = async (newTasks) =&gt; {</text:span></text:p>
      <text:p text:style-name="P2"><text:span text:style-name="Source_20_Text"><text:s text:c="4"/>try {</text:span></text:p>
      <text:p text:style-name="P2"><text:span text:style-name="Source_20_Text"><text:s text:c="6"/>const jsonValue = JSON.stringify(newTasks);</text:span></text:p>
      <text:p text:style-name="P2"><text:span text:style-name="Source_20_Text"><text:s text:c="6"/>await AsyncStorage.setItem('@tasks', jsonValue);</text:span></text:p>
      <text:p text:style-name="P2"><text:span text:style-name="Source_20_Text"><text:s text:c="4"/>} catch (e) {</text:span></text:p>
      <text:p text:style-name="P2"><text:span text:style-name="Source_20_Text"><text:s text:c="6"/>// saving error</text:span></text:p>
      <text:p text:style-name="P2"><text:span text:style-name="Source_20_Text"><text:s text:c="4"/>}</text:span></text:p>
      <text:p text:style-name="P2"><text:span text:style-name="Source_20_Text"><text:s text:c="2"/>};</text:span></text:p>
      <text:p text:style-name="P2"/>
      <text:p text:style-name="P2"><text:span text:style-name="Source_20_Text"><text:s text:c="2"/>const loadTasks = async () =&gt; {</text:span></text:p>
      <text:p text:style-name="P2"><text:span text:style-name="Source_20_Text"><text:s text:c="4"/>try {</text:span></text:p>
      <text:p text:style-name="P2"><text:span text:style-name="Source_20_Text"><text:s text:c="6"/>const jsonValue = await AsyncStorage.getItem('@tasks');</text:span></text:p>
      <text:p text:style-name="P2"><text:span text:style-name="Source_20_Text"><text:s text:c="6"/>if (jsonValue != null) {</text:span></text:p>
      <text:p text:style-name="P2"><text:span text:style-name="Source_20_Text"><text:s text:c="8"/>setTasks(JSON.parse(jsonValue));</text:span></text:p>
      <text:p text:style-name="P2"><text:span text:style-name="Source_20_Text"><text:s text:c="6"/>}</text:span></text:p>
      <text:p text:style-name="P2"><text:span text:style-name="Source_20_Text"><text:s text:c="4"/>} catch (e) {</text:span></text:p>
      <text:p text:style-name="P2"><text:span text:style-name="Source_20_Text"><text:s text:c="6"/>// error reading value</text:span></text:p>
      <text:p text:style-name="P2"><text:span text:style-name="Source_20_Text"><text:s text:c="4"/>}</text:span></text:p>
      <text:p text:style-name="P2"><text:span text:style-name="Source_20_Text"><text:s text:c="2"/>};</text:span></text:p>
      <text:p text:style-name="P2"/>
      <text:p text:style-name="P2"><text:span text:style-name="Source_20_Text"><text:s text:c="2"/>const addTask = () =&gt; {</text:span></text:p>
      <text:p text:style-name="P2"><text:span text:style-name="Source_20_Text"><text:s text:c="4"/>const newTasks = [...tasks, { key: task }];</text:span></text:p>
      <text:p text:style-name="P2"><text:span text:style-name="Source_20_Text"><text:s text:c="4"/>setTasks(newTasks);</text:span></text:p>
      <text:p text:style-name="P2"><text:span text:style-name="Source_20_Text"><text:s text:c="4"/>storeTask(newTasks);</text:span></text:p>
      <text:p text:style-name="P2"><text:span text:style-name="Source_20_Text"><text:s text:c="4"/>setTask('');</text:span></text:p>
      <text:p text:style-name="P2"><text:span text:style-name="Source_20_Text"><text:s text:c="2"/>};</text:span></text:p>
      <text:p text:style-name="P2"/>
      <text:p text:style-name="P2"><text:span text:style-name="Source_20_Text"><text:s text:c="2"/>return (</text:span></text:p>
      <text:p text:style-name="P2"><text:span text:style-name="Source_20_Text"><text:s text:c="4"/>&lt;View&gt;</text:span></text:p>
      <text:p text:style-name="P2"><text:span text:style-name="Source_20_Text"><text:s text:c="6"/>&lt;TextInput</text:span></text:p>
      <text:p text:style-name="P2"><text:span text:style-name="Source_20_Text"><text:s text:c="8"/>value={task}</text:span></text:p>
      <text:p text:style-name="P2"><text:span text:style-name="Source_20_Text"><text:s text:c="8"/>onChangeText={setTask}</text:span></text:p>
      <text:p text:style-name="P2"><text:span text:style-name="Source_20_Text"><text:s text:c="8"/>placeholder="Enter Task"</text:span></text:p>
      <text:p text:style-name="P2"><text:span text:style-name="Source_20_Text"><text:s text:c="6"/>/&gt;</text:span></text:p>
      <text:p text:style-name="P2"><text:span text:style-name="Source_20_Text"><text:s text:c="6"/>&lt;Button title="Add Task" onPress={addTask} /&gt;</text:span></text:p>
      <text:p text:style-name="P2"><text:span text:style-name="Source_20_Text"><text:s text:c="6"/>&lt;FlatList</text:span></text:p>
      <text:p text:style-name="P2"><text:soft-page-break/><text:span text:style-name="Source_20_Text"><text:s text:c="8"/>data={tasks}</text:span></text:p>
      <text:p text:style-name="P2"><text:span text:style-name="Source_20_Text"><text:s text:c="8"/>renderItem={({ item }) =&gt; &lt;Text&gt;{item.key}&lt;/Text&gt;}</text:span></text:p>
      <text:p text:style-name="P2"><text:span text:style-name="Source_20_Text"><text:s text:c="6"/>/&gt;</text:span></text:p>
      <text:p text:style-name="P2"><text:span text:style-name="Source_20_Text"><text:s text:c="4"/>&lt;/View&gt;</text:span></text:p>
      <text:p text:style-name="P2"><text:span text:style-name="Source_20_Text"><text:s text:c="2"/>);</text:span></text:p>
      <text:p text:style-name="P2"><text:span text:style-name="Source_20_Text">};</text:span></text:p>
      <text:p text:style-name="P2"/>
      <text:p text:style-name="P4"><text:span text:style-name="Source_20_Text">export default App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kash kapari</meta:initial-creator>
    <meta:creation-date>2024-08-08T00:28:26.20</meta:creation-date>
    <meta:generator>OpenOffice/4.1.7$Win32 OpenOffice.org_project/417m1$Build-9800</meta:generator>
    <meta:document-statistic meta:table-count="0" meta:image-count="0" meta:object-count="0" meta:page-count="4" meta:paragraph-count="135" meta:word-count="566" meta:character-count="3641"/>
    <dc:date>2024-08-08T00:32:44.55</dc:date>
    <dc:creator>vikash kapari</dc:creator>
    <meta:editing-duration>PT4M18S</meta:editing-duration>
    <meta:editing-cycles>1</meta:editing-cycles>
  </office:meta>
</office:document-meta>
</file>